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3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File Version</text:p>
          </table:table-cell>
          <table:table-cell table:number-columns-repeated="3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39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8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6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4" office:value-type="float" office:value="30" calcext:value-type="float">
            <text:p>30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9"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1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:8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number-columns-repeated="38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i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ock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t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r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d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o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ynami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nglewe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ppl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es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a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ol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ava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ster g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dmantium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an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mule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lim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ton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irder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Weed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Glas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lay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ricks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ed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hurike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rate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diki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vepoint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nd of Lev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rrel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Rope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1">00/00/0000</text:date>, <text:time style:data-style-name="N2" text:time-value="09:50:58.7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1T10:11:58.688000000</dc:date>
    <meta:editing-duration>PT23M42S</meta:editing-duration>
    <meta:editing-cycles>2</meta:editing-cycles>
    <meta:generator>LibreOffice/5.1.3.2$Windows_x86 LibreOffice_project/644e4637d1d8544fd9f56425bd6cec110e49301b</meta:generator>
    <meta:document-statistic meta:table-count="1" meta:cell-count="1470" meta:object-count="0"/>
  </office:meta>
</office:document-meta>
</file>